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9pt" style:font-name-asian="Verdana" style:font-size-asian="9pt" style:font-name-complex="Verdana" style:font-size-complex="9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8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10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1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3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" style:font-name-complex="Verdana"/>
    </style:style>
    <style:style style:name="P15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5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Standard">
      <style:paragraph-properties fo:text-align="end" style:justify-single-word="false"/>
      <style:text-properties fo:color="#a0a0a0"/>
    </style:style>
    <style:style style:name="P36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Footer">
      <style:paragraph-properties fo:text-align="end" style:justify-single-word="false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47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49" style:family="paragraph" style:parent-style-name="Standard">
      <style:paragraph-properties fo:orphans="0" fo:widows="0" style:text-autospace="none"/>
      <style:text-properties fo:color="#000000" style:font-name="Courier New1" fo:font-size="9.75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51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2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53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5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6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text-align="end" style:justify-single-word="false"/>
      <style:text-properties fo:color="#a0a0a0"/>
    </style:style>
    <style:style style:name="P59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60" style:family="paragraph">
      <style:paragraph-properties fo:text-align="center" style:writing-mode="lr-tb"/>
    </style:style>
    <style:style style:name="P61" style:family="paragraph">
      <style:paragraph-properties style:writing-mode="lr-tb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2" style:family="text">
      <style:text-properties style:font-name="Verdana" fo:font-size="9pt" style:text-underline-style="none" style:font-size-asian="9pt" style:font-name-complex="Verdana" style:font-size-complex="9pt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zxx" fo:country="none" style:text-underline-style="none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style:text-underline-style="none" fo:background-color="transparent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language="zxx" fo:country="none" style:language-asian="zxx" style:country-asian="none" style:language-complex="zxx" style:country-complex="none"/>
    </style:style>
    <style:style style:name="T29" style:family="text"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language="zxx" fo:country="none" style:font-name-asian="Courier New" style:language-asian="zxx" style:country-asian="none" style:language-complex="zxx" style:country-complex="none"/>
    </style:style>
    <style:style style:name="T38" style:family="text">
      <style:text-properties fo:color="#808080" fo:language="zxx" fo:country="none" style:language-asian="zxx" style:country-asian="none" style:language-complex="zxx" style:country-complex="none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fo:background-color="#ffffff" style:font-weight-asian="bold" style:font-weight-complex="bold"/>
    </style:style>
    <style:style style:name="T42" style:family="text">
      <style:text-properties style:font-name="Courier New" fo:font-size="10pt" style:font-size-asian="10pt" style:font-name-complex="Courier New" style:font-size-complex="10pt"/>
    </style:style>
    <style:style style:name="T43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4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5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46" style:family="text">
      <style:text-properties fo:color="#a0a0a0"/>
    </style:style>
    <style:style style:name="T47" style:family="text">
      <style:text-properties fo:color="#a0a0a0" style:font-name="Verdana" style:font-name-complex="Verdana"/>
    </style:style>
    <style:style style:name="T48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9" style:family="text">
      <style:text-properties fo:color="#00007f" fo:font-weight="bold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color="#7f007f"/>
    </style:style>
    <style:style style:name="T56" style:family="text">
      <style:text-properties fo:color="#7f007f" style:font-name-asian="Courier New"/>
    </style:style>
    <style:style style:name="T57" style:family="text">
      <style:text-properties style:use-window-font-color="true" style:text-underline-style="none"/>
    </style:style>
    <style:style style:name="T58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9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3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4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5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7" style:family="text">
      <style:text-properties fo:font-variant="normal" fo:text-transform="none" fo:color="#00007f" fo:letter-spacing="normal" fo:font-style="normal" fo:font-weight="bold" style:font-weight-asian="bold" style:font-weight-complex="bold"/>
    </style:style>
    <style:style style:name="T68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0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00" style:font-name="Courier New1" fo:font-size="9.75pt" fo:letter-spacing="normal" fo:font-style="normal"/>
    </style:style>
    <style:style style:name="T73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7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7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7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0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82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3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84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85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6" style:family="text">
      <style:text-properties fo:font-variant="normal" fo:text-transform="none" fo:color="#333333" fo:letter-spacing="normal" fo:font-style="normal"/>
    </style:style>
    <style:style style:name="T87" style:family="text">
      <style:text-properties fo:font-variant="normal" fo:text-transform="none" style:font-name="Courier New1" fo:font-size="9.75pt" fo:letter-spacing="normal" fo:language="zxx" fo:country="none" fo:font-style="normal" style:language-asian="zxx" style:country-asian="none" style:language-complex="zxx" style:country-complex="none"/>
    </style:style>
    <style:style style:name="T8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9" style:family="text">
      <style:text-properties fo:font-variant="normal" fo:text-transform="none" style:font-name="Courier New" fo:font-size="10pt" fo:letter-spacing="normal" fo:font-weight="bold" style:font-weight-asian="bold" style:font-weight-complex="bold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<text:bookmark-start text:name="ClassCommandLine"/>Class CommandLine<text:bookmark-end text:name="ClassCommandLine"/></text:h>
      <text:p text:style-name="P12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6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8"><text:span text:style-name="T86">Propose: </text:span><text:span text:style-name="T85">C++ class to handle data from the command line.</text:span></text:p>
            <text:p text:style-name="P8"/>
            <text:p text:style-name="P8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13">Supported and tested platforms:</text:p>
      <text:p text:style-name="P15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1"><text:span text:style-name="Máquina_20_de_20_escrever_20_HTML"><text:span text:style-name="T48">_____________________________________________________________________</text:span></text:span></text:p>
      <text:p text:style-name="P9"><text:span text:style-name="Máquina_20_de_20_escrever_20_HTML"><text:span text:style-name="T47"/></text:span></text:p>
      <text:p text:style-name="P46">Copyright (c) 2012 Enzo Roberto Verlato.</text:p>
      <text:p text:style-name="P46">Permission is granted to copy, distribute and/or modify this</text:p>
      <text:p text:style-name="P46">document under the terms of the GNU Free Documentation License,</text:p>
      <text:p text:style-name="P46">Version 1.3 or any later version published by the Free Software</text:p>
      <text:p text:style-name="P46">Foundation; with no Invariant Sections, no Front-Cover Texts and</text:p>
      <text:p text:style-name="P46">no Back-Cover Texts. <text:s/>A copy of the license is included in the</text:p>
      <text:p text:style-name="P46">section entitled "GNU Free Documentation License".</text:p>
      <text:p text:style-name="P21"><text:span text:style-name="Máquina_20_de_20_escrever_20_HTML"><text:span text:style-name="T47">_____________________________________________________________________</text:span></text:span></text:p>
      <text:p text:style-name="P21"><text:span text:style-name="Máquina_20_de_20_escrever_20_HTML"><text:span text:style-name="T47"/></text:span></text:p>
      <text:p text:style-name="P7">The standard structure of a command line:</text:p>
      <text:p text:style-name="P20"/>
      <text:p text:style-name="P5"><text:s text:c="3"/>application path</text:p>
      <text:p text:style-name="P24"><draw:line text:anchor-type="char" draw:z-index="4" draw:style-name="gr1" draw:text-style-name="P60" svg:x1="1.764cm" svg:y1="0.115cm" svg:x2="2.134cm" svg:y2="0.838cm"><text:p/></draw:line></text:p>
      <text:p text:style-name="P1"><text:span text:style-name="T31"><text:s text:c="61"/></text:span>parameter 1</text:p>
      <text:p text:style-name="P17"><draw:line text:anchor-type="char" draw:z-index="5" draw:style-name="gr1" draw:text-style-name="P60" svg:x1="7.739cm" svg:y1="0.032cm" svg:x2="7.421cm" svg:y2="0.799cm"><text:p/></draw:line><draw:custom-shape text:anchor-type="char" draw:z-index="3" draw:style-name="gr2" draw:text-style-name="P61" svg:width="0.636cm" svg:height="4.428cm" draw:transform="rotate (-1.5707963267949) translate (4.441472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7"/>
      <text:p text:style-name="P17"><draw:custom-shape text:anchor-type="char" draw:z-index="1" draw:style-name="gr2" draw:text-style-name="P61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91">/home/enzo/My Project</text:span>/<text:span text:style-name="T30">myapp.exe</text:span> speed 100 --peripheral mouse</text:p>
      <text:p text:style-name="P17"><draw:line text:anchor-type="char" draw:z-index="0" draw:style-name="gr1" draw:text-style-name="P60" svg:x1="5.313cm" svg:y1="0.788cm" svg:x2="5.631cm" svg:y2="0.153cm"><text:p/></draw:line></text:p>
      <text:p text:style-name="P17"><draw:line text:anchor-type="char" draw:z-index="2" draw:style-name="gr1" draw:text-style-name="P60" svg:x1="9.354cm" svg:y1="0.838cm" svg:x2="9.672cm" svg:y2="0.203cm"><text:p/></draw:line></text:p>
      <text:p text:style-name="P1"><text:s text:c="33"/>application name</text:p>
      <text:p text:style-name="P1"><text:span text:style-name="T31"><text:s text:c="75"/></text:span>parameters</text:p>
      <text:p text:style-name="P29"/>
      <text:p text:style-name="P6"><text:bookmark-start text:name="Members"/>Members:<text:bookmark-end text:name="Members"/></text:p>
      <text:p text:style-name="P2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7"><text:a xlink:type="simple" xlink:href="#getApplicationName"><text:span text:style-name="T57">string getApplicationName()</text:span></text:a></text:p>
            <text:p text:style-name="P27"><text:a xlink:type="simple" xlink:href="#getApplicationPath"><text:span text:style-name="T57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36"/>
            <text:p text:style-name="Standard"><text:a xlink:type="simple" xlink:href="#getParametersNumber"><text:span text:style-name="T23">int getParametersNumber()</text:span></text:a></text:p>
            <text:p text:style-name="Standard"><text:a xlink:type="simple" xlink:href="#getParameter"><text:span text:style-name="T24">string getParameter( int parameterPosition )</text:span></text:a></text:p>
            <text:p text:style-name="P36"/>
            <text:p text:style-name="P27"><text:a xlink:type="simple" xlink:href="#setOptionPrefix"><text:span text:style-name="T57">setOptionPrefix( string optionPrefix )</text:span></text:a></text:p>
            <text:p text:style-name="P27"><text:a xlink:type="simple" xlink:href="#setOptionPostfix"><text:span text:style-name="T57">setOptionPostfix( string optionPostfix )</text:span></text:a></text:p>
            <text:p text:style-name="P36"/>
            <text:p text:style-name="P27"><text:a xlink:type="simple" xlink:href="#hasOption"><text:span text:style-name="T57">bool hasOption( string option )</text:span></text:a></text:p>
            <text:p text:style-name="P36"/>
            <text:p text:style-name="P27"><text:a xlink:type="simple" xlink:href="#getOptionValue"><text:span text:style-name="T57">string getOptionValue( string option )</text:span></text:a></text:p>
            <text:p text:style-name="P27"><text:a xlink:type="simple" xlink:href="#getOptionLongValue"><text:span text:style-name="T57">string getOptionLongValue( string option )</text:span></text:a></text:p>
            <text:p text:style-name="P36"/>
            <text:p text:style-name="P27"><text:a xlink:type="simple" xlink:href="#optionCaseSensitive"><text:span text:style-name="T57">optionCaseSensitive()</text:span></text:a></text:p>
            <text:p text:style-name="P27"><text:a xlink:type="simple" xlink:href="#optionCaseInsensitive"><text:span text:style-name="T57">optionCaseInsensitive()</text:span></text:a></text:p>
          </table:table-cell>
        </table:table-row>
      </table:table>
      <text:p text:style-name="P27"><text:span text:style-name="s10"><text:span text:style-name="T13"/></text:span></text:p>
      <text:p text:style-name="P20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0"><text:span text:style-name="T39">Description:</text:span> Retrieves the name of the application for the current process.</text:p>
      <text:p text:style-name="P10"><text:soft-page-break/></text:p>
      <text:p text:style-name="P16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1"><text:span text:style-name="Máquina_20_de_20_escrever_20_HTML"><text:span text:style-name="T46">13</text:span></text:span></text:p>
            <text:p text:style-name="P31"><text:span text:style-name="Máquina_20_de_20_escrever_20_HTML"><text:span text:style-name="T46">14</text:span></text:span></text:p>
            <text:p text:style-name="P31"><text:span text:style-name="Máquina_20_de_20_escrever_20_HTML"><text:span text:style-name="T46">15</text:span></text:span></text:p>
            <text:p text:style-name="P31"><text:span text:style-name="Máquina_20_de_20_escrever_20_HTML"><text:span text:style-name="T46">16</text:span></text:span></text:p>
            <text:p text:style-name="P31"><text:span text:style-name="Máquina_20_de_20_escrever_20_HTML"><text:span text:style-name="T46">17</text:span></text:span></text:p>
            <text:p text:style-name="P31"><text:span text:style-name="Máquina_20_de_20_escrever_20_HTML"><text:span text:style-name="T46">18</text:span></text:span></text:p>
            <text:p text:style-name="P31"><text:span text:style-name="Máquina_20_de_20_escrever_20_HTML"><text:span text:style-name="T46">19</text:span></text:span></text:p>
            <text:p text:style-name="P31"><text:span text:style-name="Máquina_20_de_20_escrever_20_HTML"><text:span text:style-name="T46">20</text:span></text:span></text:p>
            <text:p text:style-name="P31"><text:span text:style-name="Máquina_20_de_20_escrever_20_HTML"><text:span text:style-name="T46">21</text:span></text:span></text:p>
            <text:p text:style-name="P31"><text:span text:style-name="Máquina_20_de_20_escrever_20_HTML"><text:span text:style-name="T46">22</text:span></text:span></text:p>
            <text:p text:style-name="P31"><text:span text:style-name="Máquina_20_de_20_escrever_20_HTML"><text:span text:style-name="T46">23</text:span></text:span></text:p>
            <text:p text:style-name="P31"><text:span text:style-name="Máquina_20_de_20_escrever_20_HTML"><text:span text:style-name="T46">24</text:span></text:span></text:p>
          </table:table-cell>
          <table:table-cell table:style-name="Tabela4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 </text:span><text:span text:style-name="T49">int</text:span><text:span text:style-name="T27"> argc, </text:span><text:span text:style-name="T49">char </text:span><text:span text:style-name="T27">*argv</text:span><text:span text:style-name="T15">[] ) {</text:span></text:p>
            <text:p text:style-name="P26"/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26"/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22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68"><text:s text:c="8"/></text:span><text:span text:style-name="T82">cout</text:span><text:span text:style-name="T69"> </text:span><text:span text:style-name="T82">&lt;&lt;</text:span><text:span text:style-name="T69"> </text:span><text:span text:style-name="T82">commandLine.getApplicationName</text:span><text:span text:style-name="T83">()</text:span><text:span text:style-name="T68"> </text:span><text:span text:style-name="T83">&lt;&lt;</text:span><text:span text:style-name="T68"> </text:span><text:span text:style-name="T81">endl</text:span><text:span text:style-name="T83">;</text:span></text:p>
            <text:p text:style-name="P40"><text:span text:style-name="T63"><text:s text:c="8"/>return</text:span><text:span text:style-name="T74"> EXIT_SUCCESS;</text:span></text:p>
            <text:p text:style-name="P40"><text:span text:style-name="T20"><text:line-break/> <text:s text:c="3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linux:/home/enzo # ./myapp</text:p>
            <text:p text:style-name="P27">myapp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17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6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1"><text:span text:style-name="Máquina_20_de_20_escrever_20_HTML"><text:span text:style-name="T46">13</text:span></text:span></text:p>
            <text:p text:style-name="P31"><text:span text:style-name="Máquina_20_de_20_escrever_20_HTML"><text:span text:style-name="T46">14</text:span></text:span></text:p>
            <text:p text:style-name="P31"><text:span text:style-name="Máquina_20_de_20_escrever_20_HTML"><text:span text:style-name="T46">15</text:span></text:span></text:p>
            <text:p text:style-name="P31"><text:span text:style-name="Máquina_20_de_20_escrever_20_HTML"><text:span text:style-name="T46">16</text:span></text:span></text:p>
            <text:p text:style-name="P31"><text:span text:style-name="Máquina_20_de_20_escrever_20_HTML"><text:span text:style-name="T46">17</text:span></text:span></text:p>
            <text:p text:style-name="P31"><text:span text:style-name="Máquina_20_de_20_escrever_20_HTML"><text:span text:style-name="T46">18</text:span></text:span></text:p>
            <text:p text:style-name="P31"><text:span text:style-name="Máquina_20_de_20_escrever_20_HTML"><text:span text:style-name="T46">19</text:span></text:span></text:p>
            <text:p text:style-name="P31"><text:span text:style-name="Máquina_20_de_20_escrever_20_HTML"><text:span text:style-name="T46">20</text:span></text:span></text:p>
            <text:p text:style-name="P31"><text:span text:style-name="Máquina_20_de_20_escrever_20_HTML"><text:span text:style-name="T46">21</text:span></text:span></text:p>
            <text:p text:style-name="P31"><text:span text:style-name="Máquina_20_de_20_escrever_20_HTML"><text:span text:style-name="T46">22</text:span></text:span></text:p>
            <text:p text:style-name="P31"><text:soft-page-break/><text:span text:style-name="Máquina_20_de_20_escrever_20_HTML"><text:span text:style-name="T46">23</text:span></text:span></text:p>
            <text:p text:style-name="P31"><text:span text:style-name="Máquina_20_de_20_escrever_20_HTML"><text:span text:style-name="T46">24</text:span></text:span></text:p>
          </table:table-cell>
          <table:table-cell table:style-name="Tabela6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6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6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61"><text:s text:c="4"/></text:span><text:span text:style-name="T49">using</text:span><text:span text:style-name="T32"> </text:span>std::string;</text:p>
            <text:p text:style-name="P30"><text:span text:style-name="T61"><text:s text:c="4"/>using</text:span><text:span text:style-name="T71"> </text:span><text:span text:style-name="T87">std::runtime_error;</text:span>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7"><text:s text:c="8"/></text:span><text:span text:style-name="T28">environs::CommandLine</text:span><text:span text:style-name="T38"> </text:span><text:span text:style-name="T28">commandLine</text:span><text:span text:style-name="T29">;</text:span></text:p>
            <text:p text:style-name="P40"><text:span text:style-name="T68"><text:s text:c="8"/></text:span><text:span text:style-name="T81">cout</text:span><text:span text:style-name="T68"> </text:span><text:span text:style-name="T83">&lt;&lt;</text:span><text:span text:style-name="T68"> </text:span><text:span text:style-name="T81">commandLine</text:span><text:span text:style-name="T83">.</text:span><text:span text:style-name="T81">getApplicationPath</text:span><text:span text:style-name="T83">()</text:span><text:span text:style-name="T68"> </text:span><text:span text:style-name="T83">&lt;&lt;</text:span><text:span text:style-name="T68"> </text:span><text:span text:style-name="T81">endl</text:span><text:span text:style-name="T83">;</text:span></text:p>
            <text:p text:style-name="P40"><text:span text:style-name="T63"><text:s text:c="8"/>return</text:span><text:span text:style-name="T74"> EXIT_SUCCESS;</text:span></text:p>
            <text:p text:style-name="P40"><text:span text:style-name="T20"><text:line-break/> <text:s text:c="3"/></text:span><text:span text:style-name="T76">}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5"><text:soft-page-break/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linux:/home/enzo # ./myapp</text:p>
            <text:p text:style-name="P27">/home/enzo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27"><text:span text:style-name="s10"><text:span text:style-name="T13"/></text:span></text:p>
      <text:p text:style-name="P17"><text:bookmark-start text:name="getApplicationLongPath1"/><text:bookmark-start text:name="getCurrentDirectory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51">Description:</text:span><text:span text:style-name="T52"> Retrieves the current working directory for the current process.</text:span></text:p>
      <text:p text:style-name="P27"/>
      <text:p text:style-name="P16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1"><text:span text:style-name="Máquina_20_de_20_escrever_20_HTML"><text:span text:style-name="T46">13</text:span></text:span></text:p>
            <text:p text:style-name="P31"><text:span text:style-name="Máquina_20_de_20_escrever_20_HTML"><text:span text:style-name="T46">14</text:span></text:span></text:p>
            <text:p text:style-name="P31"><text:span text:style-name="Máquina_20_de_20_escrever_20_HTML"><text:span text:style-name="T46">15</text:span></text:span></text:p>
            <text:p text:style-name="P31"><text:span text:style-name="Máquina_20_de_20_escrever_20_HTML"><text:span text:style-name="T46">16</text:span></text:span></text:p>
            <text:p text:style-name="P31"><text:span text:style-name="Máquina_20_de_20_escrever_20_HTML"><text:span text:style-name="T46">17</text:span></text:span></text:p>
            <text:p text:style-name="P31"><text:span text:style-name="Máquina_20_de_20_escrever_20_HTML"><text:span text:style-name="T46">18</text:span></text:span></text:p>
            <text:p text:style-name="P31"><text:span text:style-name="Máquina_20_de_20_escrever_20_HTML"><text:span text:style-name="T46">19</text:span></text:span></text:p>
            <text:p text:style-name="P31"><text:span text:style-name="Máquina_20_de_20_escrever_20_HTML"><text:span text:style-name="T46">20</text:span></text:span></text:p>
            <text:p text:style-name="P31"><text:span text:style-name="Máquina_20_de_20_escrever_20_HTML"><text:span text:style-name="T46">21</text:span></text:span></text:p>
            <text:p text:style-name="P31"><text:span text:style-name="Máquina_20_de_20_escrever_20_HTML"><text:span text:style-name="T46">22</text:span></text:span></text:p>
            <text:p text:style-name="P31"><text:span text:style-name="Máquina_20_de_20_escrever_20_HTML"><text:span text:style-name="T46">23</text:span></text:span></text:p>
            <text:p text:style-name="P31"><text:span text:style-name="Máquina_20_de_20_escrever_20_HTML"><text:span text:style-name="T46">24</text:span></text:span></text:p>
            <text:p text:style-name="P31"><text:span text:style-name="Máquina_20_de_20_escrever_20_HTML"><text:span text:style-name="T46">25</text:span></text:span></text:p>
          </table:table-cell>
          <table:table-cell table:style-name="Tabela73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22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7">&lt;&lt;</text:span><text:span text:style-name="T32"> </text:span><text:span text:style-name="T10">endl</text:span><text:span text:style-name="T15">;</text:span></text:p>
            <text:p text:style-name="P22"><text:span text:style-name="T66"><text:s text:c="8"/>return</text:span><text:span text:style-name="T75"> EXIT_SUCCESS;</text:span></text:p>
            <text:p text:style-name="P22"><text:span text:style-name="T75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7">linux-hevv:/home/enzo/CommandLine/main # /home/enzo/myapp</text:p>
            <text:p text:style-name="P27">/home/enzo</text:p>
            <text:p text:style-name="P27">/home/enzo/CommandLine/main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44"><text:span text:style-name="T19"><text:line-break/></text:span><text:bookmark-start text:name="getParametersNumber"/><text:span text:style-name="s10"><text:span text:style-name="T45">int getParametersNumber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6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6">Example:</text:p>
      <text:p text:style-name="P2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oft-page-break/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</table:table-cell>
          <table:table-cell table:style-name="Tabela14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oft-page-break/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30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7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38"><text:span text:style-name="T50"><text:s text:c="8"/>return</text:span><text:span text:style-name="T90"> EXIT_SUCCESS;</text:span></text:p>
            <text:p text:style-name="P38"><text:span text:style-name="T9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7">linux:/home/enzo # ./myapp The C++ Programming Language</text:p>
            <text:p text:style-name="P27">4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27"/>
      <text:p text:style-name="P17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1">(</text:span></text:span><text:span text:style-name="apple-converted-space"><text:span text:style-name="T54"> </text:span></text:span><text:span text:style-name="s5"><text:span text:style-name="T41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1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51">Description:</text:span> <text:span text:style-name="T52">Retrieves the parameter of the specified parameter position on the command line for the current process.</text:span></text:p>
      <text:p text:style-name="P27"/>
      <text:p text:style-name="P6">Example:</text:p>
      <text:p text:style-name="P2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</table:table-cell>
          <table:table-cell table:style-name="Tabela18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38"><text:span text:style-name="T50"><text:s text:c="8"/>return</text:span><text:span text:style-name="T90"> EXIT_SUCCESS;</text:span></text:p>
            <text:p text:style-name="P38"><text:span text:style-name="T9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7">linux:/home/enzo # ./myapp C++ evolved from C</text:p>
            <text:p text:style-name="P27">evolved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28"><text:span text:style-name="s10"><text:span text:style-name="T58"/></text:span></text:p>
      <text:p text:style-name="P17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0"><text:span text:style-name="T39">Description:</text:span> Define the prefix (string added in front of the option name) used to recognize an option on the command line.</text:p>
      <text:p text:style-name="P6"><text:soft-page-break/></text:p>
      <text:p text:style-name="P16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1"><text:span text:style-name="Máquina_20_de_20_escrever_20_HTML"><text:span text:style-name="T46">14</text:span></text:span></text:p>
            <text:p text:style-name="P31"><text:span text:style-name="Máquina_20_de_20_escrever_20_HTML"><text:span text:style-name="T46">15</text:span>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  <text:p text:style-name="P35"><text:span text:style-name="Máquina_20_de_20_escrever_20_HTML">25</text:span></text:p>
          </table:table-cell>
          <table:table-cell table:style-name="Tabela36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5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5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3"><text:span text:style-name="T65"><text:s text:c="8"/>return</text:span><text:span text:style-name="T80"> EXIT_SUCCESS;</text:span></text:p>
            <text:p text:style-name="P43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7">linux:/home/enzo # ./myapp --price 0.99</text:p>
            <text:p text:style-name="P27">0.99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6"/>
      <text:p text:style-name="P20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6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6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1"><text:span text:style-name="Máquina_20_de_20_escrever_20_HTML"><text:span text:style-name="T46">14</text:span></text:span></text:p>
            <text:p text:style-name="P31"><text:span text:style-name="Máquina_20_de_20_escrever_20_HTML"><text:span text:style-name="T46">15</text:span></text:span></text:p>
            <text:p text:style-name="P31"><text:span text:style-name="Máquina_20_de_20_escrever_20_HTML"><text:span text:style-name="T46">16</text:span></text:span></text:p>
            <text:p text:style-name="P31"><text:span text:style-name="Máquina_20_de_20_escrever_20_HTML"><text:span text:style-name="T46">17</text:span></text:span></text:p>
            <text:p text:style-name="P31"><text:span text:style-name="Máquina_20_de_20_escrever_20_HTML"><text:span text:style-name="T46">18</text:span></text:span></text:p>
            <text:p text:style-name="P31"><text:span text:style-name="Máquina_20_de_20_escrever_20_HTML"><text:span text:style-name="T46">19</text:span></text:span></text:p>
            <text:p text:style-name="P31"><text:span text:style-name="Máquina_20_de_20_escrever_20_HTML"><text:span text:style-name="T46">20</text:span></text:span></text:p>
            <text:p text:style-name="P31"><text:span text:style-name="Máquina_20_de_20_escrever_20_HTML"><text:span text:style-name="T46">21</text:span></text:span></text:p>
            <text:p text:style-name="P31"><text:soft-page-break/><text:span text:style-name="Máquina_20_de_20_escrever_20_HTML"><text:span text:style-name="T46">22</text:span></text:span></text:p>
            <text:p text:style-name="P31"><text:span text:style-name="Máquina_20_de_20_escrever_20_HTML"><text:span text:style-name="T46">23</text:span></text:span></text:p>
            <text:p text:style-name="P31"><text:span text:style-name="Máquina_20_de_20_escrever_20_HTML"><text:span text:style-name="T46">24</text:span></text:span></text:p>
            <text:p text:style-name="P31"><text:span text:style-name="Máquina_20_de_20_escrever_20_HTML"><text:span text:style-name="T46">25</text:span></text:span></text:p>
          </table:table-cell>
          <table:table-cell table:style-name="Tabela38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5">"=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5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3"><text:span text:style-name="T65"><text:s text:c="8"/>return</text:span><text:span text:style-name="T80"> EXIT_SUCCESS;</text:span></text:p>
            <text:p text:style-name="P43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oft-page-break/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7">linux:/home/enzo # ./myapp price=0.99</text:p>
            <text:p text:style-name="P27">0.99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3">bool</text:span></text:span><text:span text:style-name="apple-converted-space"><text:span text:style-name="T44"> </text:span></text:span><text:span text:style-name="T44">hasOption</text:span><text:span text:style-name="s10"><text:span text:style-name="T43">(</text:span></text:span><text:span text:style-name="apple-converted-space"><text:span text:style-name="T44"> </text:span></text:span><text:span text:style-name="T44">string</text:span><text:span text:style-name="apple-converted-space"><text:span text:style-name="T44"> </text:span></text:span><text:span text:style-name="T44">option</text:span><text:span text:style-name="apple-converted-space"><text:span text:style-name="T44"> </text:span></text:span><text:span text:style-name="s10"><text:span text:style-name="T43">)</text:span></text:span><text:bookmark-end text:name="hasOption"/><text:span text:style-name="s10"><text:span text:style-name="T43"> </text:span></text:span><text:a xlink:type="simple" xlink:href="#Members"><text:span text:style-name="s10"><text:span text:style-name="T11"></text:span></text:span></text:a><text:span text:style-name="T42"><text:line-break/></text:span><text:span text:style-name="T5">Description:</text:span><text:span text:style-name="T9"> </text:span><text:span text:style-name="T6">Checks if the specified option exists.</text:span></text:p>
      <text:p text:style-name="P17"/>
      <text:p text:style-name="P16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  <text:p text:style-name="P35"><text:span text:style-name="Máquina_20_de_20_escrever_20_HTML">25</text:span></text:p>
            <text:p text:style-name="P35"><text:span text:style-name="Máquina_20_de_20_escrever_20_HTML">26</text:span></text:p>
            <text:p text:style-name="P35"><text:span text:style-name="Máquina_20_de_20_escrever_20_HTML">27</text:span></text:p>
            <text:p text:style-name="P35"><text:span text:style-name="Máquina_20_de_20_escrever_20_HTML">28</text:span></text:p>
            <text:p text:style-name="P35"><text:span text:style-name="Máquina_20_de_20_escrever_20_HTML">29</text:span></text:p>
          </table:table-cell>
          <table:table-cell table:style-name="Tabela71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5">":"</text:span><text:span text:style-name="T15"> );</text:span></text:p>
            <text:p text:style-name="P18"><text:span text:style-name="T33"><text:s text:c="8"/></text:span><text:span text:style-name="T60">if</text:span><text:span text:style-name="T17">(</text:span><text:span text:style-name="T32"> </text:span><text:span text:style-name="T10">commandLine</text:span><text:span text:style-name="T15">.</text:span><text:span text:style-name="T27">hasOption</text:span><text:span text:style-name="T15">( </text:span><text:span text:style-name="T55">"ISBN-10"</text:span><text:span text:style-name="T15"> )</text:span><text:span text:style-name="T32"> </text:span><text:span text:style-name="T15">) {</text:span></text:p>
            <text:p text:style-name="P32"><text:span text:style-name="T78"><text:s text:c="12"/></text:span><text:span text:style-name="T73">cout</text:span><text:span text:style-name="T79"> </text:span><text:span text:style-name="T76">&lt;&lt;</text:span><text:span text:style-name="T79"> </text:span><text:span text:style-name="T84">"yes"</text:span><text:span text:style-name="T79"> </text:span><text:span text:style-name="T76">&lt;&lt;</text:span><text:span text:style-name="T79"> </text:span><text:span text:style-name="T73">endl</text:span><text:span text:style-name="T76">;</text:span></text:p>
            <text:p text:style-name="P49"><text:span text:style-name="T88"><text:s text:c="8"/>}</text:span><text:span text:style-name="T89"> </text:span><text:span text:style-name="T67">else </text:span><text:span text:style-name="T88">{</text:span></text:p>
            <text:p text:style-name="P32"><text:span text:style-name="T78"><text:s text:c="12"/></text:span><text:span text:style-name="T73">cout</text:span><text:span text:style-name="T79"> </text:span><text:span text:style-name="T76">&lt;&lt;</text:span><text:span text:style-name="T79"> </text:span><text:span text:style-name="T84">"no"</text:span><text:span text:style-name="T79"> </text:span><text:span text:style-name="T76">&lt;&lt;</text:span><text:span text:style-name="T79"> </text:span><text:span text:style-name="T73">endl</text:span><text:span text:style-name="T76">;</text:span></text:p>
            <text:p text:style-name="P39"><text:s text:c="8"/>}</text:p>
            <text:p text:style-name="P43"><text:span text:style-name="T65"><text:s text:c="8"/>return</text:span><text:span text:style-name="T80"> EXIT_SUCCESS;</text:span></text:p>
            <text:p text:style-name="P43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7">linux:/home/enzo # ./myapp Paperback: 208 pages Publisher: O'Reilly Media; 1 edition (August 19, 2011) Language: English ISBN-10: 1449397670 <text:s text:c="2"/>Weight: 14.4 ounces</text:p>
            <text:p text:style-name="P27">yes</text:p>
          </table:table-cell>
        </table:table-row>
      </table:table>
      <text:p text:style-name="P19"><text:span text:style-name="Máquina_20_de_20_escrever_20_HTML"><text:span text:style-name="T47">_____________________________________________________________________</text:span></text:span></text:p>
      <text:p text:style-name="P17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1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1">)</text:span></text:span><text:bookmark-end text:name="getOptionValu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14"><text:span text:style-name="T51">Description:</text:span> <text:span text:style-name="T52">Retrieves the value of the specified option on the command line for the current process.</text:span></text:p>
      <text:p text:style-name="P17"/>
      <text:p text:style-name="P16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oft-page-break/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  <text:p text:style-name="P35"><text:span text:style-name="Máquina_20_de_20_escrever_20_HTML"/></text:p>
          </table:table-cell>
          <table:table-cell table:style-name="Tabela44.B1" office:value-type="string">
            <text:p text:style-name="P37">#include &lt;CommandLine.h&gt;</text:p>
            <text:p text:style-name="P37"/>
            <text:p text:style-name="P37">#include &lt;iostream&gt;</text:p>
            <text:p text:style-name="P37"><text:soft-page-break/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5">":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5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3"><text:span text:style-name="T65"><text:s text:c="8"/>return</text:span><text:span text:style-name="T80"> EXIT_SUCCESS;</text:span></text:p>
            <text:p text:style-name="P43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7">linux:/home/enzo # ./myapp Paperback: 208 pages Publisher: O'Reilly Media; 1 edition (August 19, 2011) Language: English ISBN-10: 1449397670 <text:s/>Weight: 14.4 ounces</text:p>
            <text:p text:style-name="P27">English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Standard"><text:span text:style-name="T42"><text:line-break/></text:span><text:bookmark-start text:name="getOptionLongValue"/><text:span text:style-name="T44">string</text:span><text:span text:style-name="apple-converted-space"><text:span text:style-name="T44"> </text:span></text:span><text:span text:style-name="T44">getOptionLongValue</text:span><text:span text:style-name="s10"><text:span text:style-name="T43">(</text:span></text:span><text:span text:style-name="apple-converted-space"><text:span text:style-name="T44"> </text:span></text:span><text:span text:style-name="T44">string</text:span><text:span text:style-name="apple-converted-space"><text:span text:style-name="T44"> </text:span></text:span><text:span text:style-name="T44">option</text:span><text:span text:style-name="apple-converted-space"><text:span text:style-name="T44"> </text:span></text:span><text:span text:style-name="s10"><text:span text:style-name="T43">)</text:span></text:span><text:bookmark-end text:name="getOptionLongValue"/><text:span text:style-name="s10"><text:span text:style-name="T43"> </text:span></text:span><text:a xlink:type="simple" xlink:href="#Members"><text:span text:style-name="s10"><text:span text:style-name="T11"></text:span></text:span></text:a><text:span text:style-name="T42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7"/>
      <text:p text:style-name="P16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  <text:p text:style-name="P35"><text:span text:style-name="Máquina_20_de_20_escrever_20_HTML">25</text:span></text:p>
            <text:p text:style-name="P35"><text:soft-page-break/><text:span text:style-name="Máquina_20_de_20_escrever_20_HTML">26</text:span></text:p>
          </table:table-cell>
          <table:table-cell table:style-name="Tabela50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5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5">"peripheral"</text:span><text:span text:style-name="T15"> );<text:line-break/> <text:s text:c="7"/></text:span><text:span text:style-name="T27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3"><text:span text:style-name="T65"><text:s text:c="8"/>return</text:span><text:span text:style-name="T80"> EXIT_SUCCESS;</text:span></text:p>
            <text:p text:style-name="P43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><text:soft-page-break/></text:p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>linux:/home/enzo # ./myapp --speed 100 --peripheral mouse display keyboard --price 1000</text:p>
            <text:p text:style-name="P27">mouse display keyboard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17"><text:line-break/><text:bookmark-start text:name="optionCaseSensitive"/><text:span text:style-name="T54">optionCaseSensitive</text:span><text:span text:style-name="s10"><text:span text:style-name="T41">()</text:span></text:span><text:bookmark-end text:name="optionCaseSensitiv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10"><text:span text:style-name="T39">Description:</text:span> Differ use of uppercase and lowercase letters on the option parameter for the other functions. Option parameter is case sensitive by default.</text:p>
      <text:p text:style-name="P17"/>
      <text:p text:style-name="P16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1"><text:span text:style-name="Máquina_20_de_20_escrever_20_HTML"><text:span text:style-name="T46">15</text:span></text:span></text:p>
            <text:p text:style-name="P31"><text:span text:style-name="Máquina_20_de_20_escrever_20_HTML"><text:span text:style-name="T46">16</text:span></text:span></text:p>
            <text:p text:style-name="P31"><text:span text:style-name="Máquina_20_de_20_escrever_20_HTML"><text:span text:style-name="T46">17</text:span></text:span></text:p>
            <text:p text:style-name="P31"><text:span text:style-name="Máquina_20_de_20_escrever_20_HTML"><text:span text:style-name="T46">18</text:span></text:span></text:p>
            <text:p text:style-name="P31"><text:span text:style-name="Máquina_20_de_20_escrever_20_HTML"><text:span text:style-name="T46">19</text:span></text:span></text:p>
            <text:p text:style-name="P31"><text:span text:style-name="Máquina_20_de_20_escrever_20_HTML"><text:span text:style-name="T46">20</text:span></text:span></text:p>
            <text:p text:style-name="P31"><text:span text:style-name="Máquina_20_de_20_escrever_20_HTML"><text:span text:style-name="T46">21</text:span></text:span></text:p>
            <text:p text:style-name="P31"><text:span text:style-name="Máquina_20_de_20_escrever_20_HTML"><text:span text:style-name="T46">22</text:span></text:span></text:p>
            <text:p text:style-name="P31"><text:span text:style-name="Máquina_20_de_20_escrever_20_HTML"><text:span text:style-name="T46">23</text:span></text:span></text:p>
            <text:p text:style-name="P31"><text:span text:style-name="Máquina_20_de_20_escrever_20_HTML"><text:span text:style-name="T46">24</text:span></text:span></text:p>
            <text:p text:style-name="P31"><text:span text:style-name="Máquina_20_de_20_escrever_20_HTML"><text:span text:style-name="T46">25</text:span></text:span></text:p>
            <text:p text:style-name="P31"><text:span text:style-name="Máquina_20_de_20_escrever_20_HTML"><text:span text:style-name="T46">26</text:span></text:span></text:p>
            <text:p text:style-name="P31"><text:span text:style-name="Máquina_20_de_20_escrever_20_HTML"><text:span text:style-name="T46">27</text:span></text:span></text:p>
          </table:table-cell>
          <table:table-cell table:style-name="Tabela52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5">"--"</text:span><text:span text:style-name="T32"> </text:span><text:span text:style-name="T15">);</text:span></text:p>
            <text:p text:style-name="P23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6">"PERIPHERAL"</text:span><text:span text:style-name="T35"> </text:span><text:span text:style-name="T17">);</text:span></text:p>
            <text:p text:style-name="P23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42"><text:span text:style-name="T64"><text:s text:c="8"/>return</text:span><text:span text:style-name="T80"> EXIT_SUCCESS;</text:span></text:p>
            <text:p text:style-name="P42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>linux:/home/enzo # ./myapp --peripheral mouse</text:p>
            <text:p text:style-name="Standard"><text:span text:style-name="Máquina_20_de_20_escrever_20_HTML"><text:span text:style-name="T46"/></text:span></text:p>
          </table:table-cell>
        </table:table-row>
      </table:table>
      <text:p text:style-name="P34"><text:span text:style-name="Máquina_20_de_20_escrever_20_HTML"><text:span text:style-name="T47">_____________________________________________________________________</text:span></text:span></text:p>
      <text:p text:style-name="P17"><text:line-break/><text:bookmark-start text:name="optionCaseInsensitive"/><text:span text:style-name="T54">optionCaseInsensitive</text:span><text:span text:style-name="s10"><text:span text:style-name="T41">()</text:span></text:span><text:bookmark-end text:name="optionCaseInsensitiv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10"><text:span text:style-name="T39">Description:</text:span> No differ use of uppercase and lowercase letters on the option parameter for the other functions.</text:p>
      <text:p text:style-name="P17"/>
      <text:p text:style-name="P16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1"><text:span text:style-name="Máquina_20_de_20_escrever_20_HTML"><text:span text:style-name="T46">1</text:span></text:span></text:p>
            <text:p text:style-name="P31"><text:span text:style-name="Máquina_20_de_20_escrever_20_HTML"><text:span text:style-name="T46">2</text:span></text:span></text:p>
            <text:p text:style-name="P31"><text:span text:style-name="Máquina_20_de_20_escrever_20_HTML"><text:span text:style-name="T46">3</text:span></text:span></text:p>
            <text:p text:style-name="P31"><text:span text:style-name="Máquina_20_de_20_escrever_20_HTML"><text:span text:style-name="T46">4</text:span></text:span></text:p>
            <text:p text:style-name="P31"><text:span text:style-name="Máquina_20_de_20_escrever_20_HTML"><text:span text:style-name="T46">5</text:span></text:span></text:p>
            <text:p text:style-name="P31"><text:span text:style-name="Máquina_20_de_20_escrever_20_HTML"><text:span text:style-name="T46">6</text:span></text:span></text:p>
            <text:p text:style-name="P31"><text:soft-page-break/><text:span text:style-name="Máquina_20_de_20_escrever_20_HTML"><text:span text:style-name="T46">7</text:span></text:span></text:p>
            <text:p text:style-name="P31"><text:span text:style-name="Máquina_20_de_20_escrever_20_HTML"><text:span text:style-name="T46">8</text:span></text:span></text:p>
            <text:p text:style-name="P31"><text:span text:style-name="Máquina_20_de_20_escrever_20_HTML"><text:span text:style-name="T46">9</text:span></text:span></text:p>
            <text:p text:style-name="P31"><text:span text:style-name="Máquina_20_de_20_escrever_20_HTML"><text:span text:style-name="T46">10</text:span></text:span></text:p>
            <text:p text:style-name="P31"><text:span text:style-name="Máquina_20_de_20_escrever_20_HTML"><text:span text:style-name="T46">11</text:span></text:span></text:p>
            <text:p text:style-name="P31"><text:span text:style-name="Máquina_20_de_20_escrever_20_HTML"><text:span text:style-name="T46">12</text:span></text:span></text:p>
            <text:p text:style-name="P35"><text:span text:style-name="Máquina_20_de_20_escrever_20_HTML">13</text:span></text:p>
            <text:p text:style-name="P35"><text:span text:style-name="Máquina_20_de_20_escrever_20_HTML">14</text:span></text:p>
            <text:p text:style-name="P35"><text:span text:style-name="Máquina_20_de_20_escrever_20_HTML">15</text:span></text:p>
            <text:p text:style-name="P35"><text:span text:style-name="Máquina_20_de_20_escrever_20_HTML">16</text:span></text:p>
            <text:p text:style-name="P35"><text:span text:style-name="Máquina_20_de_20_escrever_20_HTML">17</text:span></text:p>
            <text:p text:style-name="P35"><text:span text:style-name="Máquina_20_de_20_escrever_20_HTML">18</text:span></text:p>
            <text:p text:style-name="P35"><text:span text:style-name="Máquina_20_de_20_escrever_20_HTML">19</text:span></text:p>
            <text:p text:style-name="P35"><text:span text:style-name="Máquina_20_de_20_escrever_20_HTML">20</text:span></text:p>
            <text:p text:style-name="P35"><text:span text:style-name="Máquina_20_de_20_escrever_20_HTML">21</text:span></text:p>
            <text:p text:style-name="P35"><text:span text:style-name="Máquina_20_de_20_escrever_20_HTML">22</text:span></text:p>
            <text:p text:style-name="P35"><text:span text:style-name="Máquina_20_de_20_escrever_20_HTML">23</text:span></text:p>
            <text:p text:style-name="P35"><text:span text:style-name="Máquina_20_de_20_escrever_20_HTML">24</text:span></text:p>
            <text:p text:style-name="P35"><text:span text:style-name="Máquina_20_de_20_escrever_20_HTML">25</text:span></text:p>
            <text:p text:style-name="P35"><text:span text:style-name="Máquina_20_de_20_escrever_20_HTML">26</text:span></text:p>
            <text:p text:style-name="P35"><text:span text:style-name="Máquina_20_de_20_escrever_20_HTML">27</text:span></text:p>
          </table:table-cell>
          <table:table-cell table:style-name="Tabela54.B1" office:value-type="string">
            <text:p text:style-name="P37">#include &lt;CommandLine.h&gt;</text:p>
            <text:p text:style-name="P37"/>
            <text:p text:style-name="P37">#include &lt;iostream&gt;</text:p>
            <text:p text:style-name="P37">#include &lt;cstdlib&gt;</text:p>
            <text:p text:style-name="P37">#include &lt;stdexcept&gt;</text:p>
            <text:p text:style-name="P33"/>
            <text:p text:style-name="P18"><text:soft-page-break/><text:span text:style-name="T49">int</text:span><text:span text:style-name="T32"> </text:span><text:span text:style-name="T10">main</text:span><text:span text:style-name="T15">() {</text:span></text:p>
            <text:p text:style-name="P18"><text:span text:style-name="T15"/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71"><text:s text:c="4"/></text:span><text:span text:style-name="T49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0"><text:span text:style-name="T71"><text:s text:c="4"/></text:span><text:span text:style-name="T49">using</text:span><text:span text:style-name="T32"> </text:span>std::string;</text:p>
            <text:p text:style-name="P30"><text:span text:style-name="T71"><text:s text:c="4"/></text:span><text:span text:style-name="T49">using</text:span><text:span text:style-name="T36"> </text:span>std::runtime_error;</text:p>
            <text:p text:style-name="P18"><text:span text:style-name="T15"/></text:p>
            <text:p text:style-name="P18"><text:span text:style-name="T71"><text:s text:c="4"/></text:span><text:span text:style-name="T61">try</text:span><text:span text:style-name="T71"> </text:span><text:span text:style-name="T77">{</text:span></text:p>
            <text:p text:style-name="P18"><text:span text:style-name="T33"><text:s text:c="8"/></text:span><text:span text:style-name="T10">environs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5">"--"</text:span><text:span text:style-name="T32"> </text:span><text:span text:style-name="T15">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5">"PERIPHERAL"</text:span><text:span text:style-name="T32"> </text:span><text:span text:style-name="T15">);</text:span></text:p>
            <text:p text:style-name="P23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42"><text:span text:style-name="T64"><text:s text:c="8"/>return</text:span><text:span text:style-name="T80"> EXIT_SUCCESS;</text:span></text:p>
            <text:p text:style-name="P42"><text:span text:style-name="T80"/></text:p>
            <text:p text:style-name="P40"><text:span text:style-name="T20"><text:s text:c="4"/></text:span><text:span text:style-name="T76">}</text:span><text:span text:style-name="T70"> </text:span><text:span text:style-name="T59">catch</text:span><text:span text:style-name="T70"> </text:span><text:span text:style-name="T76">(</text:span><text:span text:style-name="T70"> </text:span><text:span text:style-name="T73">runtime_error</text:span><text:span text:style-name="T70"> </text:span><text:span text:style-name="T76">&amp;</text:span><text:span text:style-name="T73">error</text:span><text:span text:style-name="T70"> </text:span><text:span text:style-name="T76">)</text:span><text:span text:style-name="T70"> </text:span><text:span text:style-name="T76">{</text:span></text:p>
            <text:p text:style-name="P40"><text:span text:style-name="T73"><text:s text:c="8"/>cout</text:span><text:span text:style-name="T70"> </text:span><text:span text:style-name="T76">&lt;&lt;</text:span><text:span text:style-name="T70"> </text:span><text:span text:style-name="T84">"Exception occurred: "</text:span><text:span text:style-name="T70"> </text:span><text:span text:style-name="T76">&lt;&lt;</text:span><text:span text:style-name="T70"> </text:span><text:span text:style-name="T73">error</text:span><text:span text:style-name="T76">.</text:span><text:span text:style-name="T73">what</text:span><text:span text:style-name="T76">()</text:span><text:span text:style-name="T70"> </text:span><text:span text:style-name="T76">&lt;&lt;</text:span><text:span text:style-name="T70"> </text:span><text:span text:style-name="T73">endl</text:span><text:span text:style-name="T76">;</text:span></text:p>
            <text:p text:style-name="P41"><text:span text:style-name="T62"><text:s text:c="8"/>return</text:span><text:span text:style-name="T76"> </text:span><text:span text:style-name="T72">EXIT_FAILURE;</text:span></text:p>
            <text:p text:style-name="P38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7">linux:/home/enzo # ./myapp --peripheral mouse</text:p>
            <text:p text:style-name="P27">mous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2" style:family="text">
      <style:text-properties style:font-name="Verdana" fo:font-size="9pt" style:text-underline-style="none" style:font-size-asian="9pt" style:font-name-complex="Verdana" style:font-size-complex="9pt"/>
    </style:style>
    <style:style style:name="MT3" style:family="text">
      <style:text-properties style:font-name="Verdana" fo:font-size="9pt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97cm" svg:width="0.464cm" svg:height="0.464cm" draw:z-index="15"><draw:image xlink:href="Pictures/2000002100002E4F00002E4F3E81200B.svm" xlink:type="simple" xlink:show="embed" xlink:actuate="onLoad"/></draw:frame></draw:a><text:span text:style-name="MT1"> <text:s text:c="4"/></text:span><text:a xlink:type="simple" xlink:href="https://github.com/FreeSource"><text:span text:style-name="MT1">https://github.com/FreeSource</text:span></text:a><text:span text:style-name="MT2"> </text:span><text:span text:style-name="MT3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3">Class CommandLine</text:span></text:p>
            </table:table-cell>
            <table:table-cell table:style-name="Tabela58.A1" office:value-type="string">
              <text:p text:style-name="MP1"><text:page-number text:select-page="current">9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7-04T22:05:18.25</dc:date>
    <meta:print-date>2012-02-21T21:42:00</meta:print-date>
    <meta:editing-cycles>732</meta:editing-cycles>
    <meta:editing-duration>P1DT5H46M1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4" meta:word-count="1593" meta:character-count="12082" meta:non-whitespace-character-count="9945"/>
    <meta:user-defined meta:name="Informações 1"/>
    <meta:user-defined meta:name="Informações 2"/>
    <meta:user-defined meta:name="Informações 3"/>
    <meta:user-defined meta:name="Informações 4"/>
  </office:meta>
</office:document-meta>
</file>